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alibri" svg:font-family="Calibri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8.2in" fo:margin-left="0in" fo:margin-top="0in" fo:margin-bottom="0in" table:align="left"/>
    </style:style>
    <style:style style:name="Table1.A" style:family="table-column">
      <style:table-column-properties style:column-width="5.1993in"/>
    </style:style>
    <style:style style:name="Table1.B" style:family="table-column">
      <style:table-column-properties style:column-width="3.0007in"/>
    </style:style>
    <style:style style:name="Table1.1" style:family="table-row">
      <style:table-row-properties style:min-row-height="1.0417in" style:keep-together="true" fo:keep-together="auto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padding="0.1in" fo:border="none"/>
    </style:style>
    <style:style style:name="Table1.2" style:family="table-row">
      <style:table-row-properties style:min-row-height="8.1667in" style:keep-together="true" fo:keep-together="auto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ubtitle">
      <style:paragraph-properties fo:line-height="100%" fo:padding="0in" fo:border="none"/>
      <style:text-properties style:font-name="Merriweather" fo:font-size="11pt" fo:font-weight="bold" style:font-name-asian="Merriweather1" style:font-size-asian="11pt" style:font-weight-asian="bold" style:font-name-complex="Merriweather1" style:font-size-complex="11pt"/>
    </style:style>
    <style:style style:name="P3" style:family="paragraph" style:parent-style-name="Standard">
      <style:paragraph-properties loext:contextual-spacing="false" fo:margin-left="0.25in" fo:margin-right="-0.1665in" fo:margin-top="0in" fo:margin-bottom="0in" fo:line-height="115%" fo:text-indent="0in" style:auto-text-indent="false" fo:padding="0in" fo:border="none"/>
    </style:style>
    <style:style style:name="P4" style:family="paragraph" style:parent-style-name="Standard">
      <style:paragraph-properties loext:contextual-spacing="false" fo:margin-left="0.25in" fo:margin-right="-0.1665in" fo:margin-top="0in" fo:margin-bottom="0in" fo:line-height="115%" fo:text-indent="0in" style:auto-text-indent="false"/>
    </style:style>
    <style:style style:name="P5" style:family="paragraph" style:parent-style-name="Standard">
      <style:paragraph-properties loext:contextual-spacing="false" fo:margin-left="0in" fo:margin-right="0.2083in" fo:margin-top="0in" fo:margin-bottom="0in" fo:line-height="100%" fo:text-indent="0in" style:auto-text-indent="false"/>
    </style:style>
    <style:style style:name="P6" style:family="paragraph" style:parent-style-name="Standard">
      <style:paragraph-properties loext:contextual-spacing="false" fo:margin-top="0.0835in" fo:margin-bottom="0in" fo:line-height="130%" fo:padding="0in" fo:border="none"/>
    </style:style>
    <style:style style:name="P7" style:family="paragraph" style:parent-style-name="Standard">
      <style:paragraph-properties loext:contextual-spacing="false" fo:margin-top="0in" fo:margin-bottom="0in" fo:line-height="100%"/>
    </style:style>
    <style:style style:name="P8" style:family="paragraph" style:parent-style-name="Standard">
      <style:paragraph-properties loext:contextual-spacing="false" fo:margin-left="0in" fo:margin-right="0in" fo:margin-top="0.0693in" fo:margin-bottom="0.0693in" fo:line-height="100%" fo:orphans="2" fo:widows="2" fo:text-indent="0in" style:auto-text-indent="false"/>
    </style:style>
    <style:style style:name="P9" style:family="paragraph" style:parent-style-name="Heading_20_3">
      <style:paragraph-properties loext:contextual-spacing="false" fo:margin-left="0in" fo:margin-right="0in" fo:margin-top="0.0693in" fo:margin-bottom="0.0693in" fo:line-height="100%" fo:orphans="2" fo:widows="2" fo:text-indent="0in" style:auto-text-indent="false"/>
    </style:style>
    <style:style style:name="P10" style:family="paragraph" style:parent-style-name="Heading_20_3">
      <style:paragraph-properties fo:margin-left="0in" fo:margin-right="0in" fo:orphans="2" fo:widows="2" fo:text-indent="0in" style:auto-text-indent="false"/>
    </style:style>
    <style:style style:name="P11" style:family="paragraph" style:parent-style-name="Standard">
      <style:paragraph-properties loext:contextual-spacing="false" fo:margin-left="0.25in" fo:margin-right="0.2291in" fo:margin-top="0in" fo:margin-bottom="0in" fo:line-height="100%" fo:orphans="2" fo:widows="2" fo:text-indent="0in" style:auto-text-indent="false"/>
      <style:text-properties fo:color="#1c4587"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2" style:family="paragraph" style:parent-style-name="Standard">
      <style:paragraph-properties loext:contextual-spacing="false" fo:margin-left="0.25in" fo:margin-right="0.2291in" fo:margin-top="0in" fo:margin-bottom="0in" fo:line-height="100%" fo:orphans="2" fo:widows="2" fo:text-indent="0in" style:auto-text-indent="false"/>
    </style:style>
    <style:style style:name="P13" style:family="paragraph" style:parent-style-name="Standard">
      <style:paragraph-properties loext:contextual-spacing="false" fo:margin-left="0.25in" fo:margin-right="0.2291in" fo:margin-top="0.222in" fo:margin-bottom="0in" fo:line-height="100%" fo:text-indent="0in" style:auto-text-indent="false"/>
    </style:style>
    <style:style style:name="P14" style:family="paragraph" style:parent-style-name="Heading_20_2">
      <style:paragraph-properties fo:margin-left="0.25in" fo:margin-right="0.2291in" fo:text-indent="0in" style:auto-text-indent="false"/>
    </style:style>
    <style:style style:name="P15" style:family="paragraph" style:parent-style-name="Heading_20_3">
      <style:paragraph-properties fo:margin-left="0.25in" fo:margin-right="0.2291in" fo:text-indent="0in" style:auto-text-indent="false"/>
    </style:style>
    <style:style style:name="P16" style:family="paragraph" style:parent-style-name="Standard" style:master-page-name="Standard">
      <style:paragraph-properties fo:line-height="100%" style:page-number="1" fo:padding="0in" fo:border="none"/>
      <style:text-properties fo:font-size="6pt" style:font-size-asian="6pt" style:font-size-complex="6pt"/>
    </style:style>
    <style:style style:name="P17" style:family="paragraph" style:parent-style-name="Standard">
      <style:paragraph-properties fo:line-height="100%"/>
      <style:text-properties fo:color="#000000" fo:font-size="36pt" fo:font-weight="bold" style:font-size-asian="36pt" style:font-weight-asian="bold" style:font-size-complex="36pt"/>
    </style:style>
    <style:style style:name="P18" style:family="paragraph" style:parent-style-name="Standard">
      <style:text-properties fo:color="#2079c7" style:font-name="Open Sans" fo:font-weight="bold" style:font-name-asian="Open Sans1" style:font-weight-asian="bold" style:font-name-complex="Open Sans1"/>
    </style:style>
    <style:style style:name="P19" style:family="paragraph" style:parent-style-name="Standard">
      <style:paragraph-properties loext:contextual-spacing="false" fo:margin-left="0.25in" fo:margin-right="0.2083in" fo:margin-top="0in" fo:margin-bottom="0in" fo:line-height="115%" fo:text-indent="0in" style:auto-text-indent="false" fo:padding="0in" fo:border="none"/>
      <style:text-properties fo:color="#000000" style:font-name="Open Sans" style:font-name-asian="Open Sans1" style:font-name-complex="Open Sans1"/>
    </style:style>
    <style:style style:name="P20" style:family="paragraph" style:parent-style-name="Standard">
      <style:paragraph-properties loext:contextual-spacing="false" fo:margin-left="0.25in" fo:margin-right="0.2083in" fo:margin-top="0in" fo:margin-bottom="0in" fo:line-height="115%" fo:text-indent="0in" style:auto-text-indent="false" fo:padding="0in" fo:border="none"/>
      <style:text-properties fo:color="#000000" style:font-name="Open Sans" fo:font-weight="bold" style:font-name-asian="Open Sans1" style:font-weight-asian="bold" style:font-name-complex="Open Sans1"/>
    </style:style>
    <style:style style:name="P21" style:family="paragraph" style:parent-style-name="Standard">
      <style:paragraph-properties fo:margin-left="0.25in" fo:margin-right="0.2291in" fo:text-indent="0in" style:auto-text-indent="false"/>
      <style:text-properties fo:color="#2079c7" style:font-name="Open Sans" fo:font-weight="bold" style:font-name-asian="Open Sans1" style:font-weight-asian="bold" style:font-name-complex="Open Sans1"/>
    </style:style>
    <style:style style:name="P22" style:family="paragraph" style:parent-style-name="Standard">
      <style:paragraph-properties loext:contextual-spacing="false" fo:margin-left="0.25in" fo:margin-right="0.2291in" fo:margin-top="0in" fo:margin-bottom="0in" fo:line-height="100%" fo:orphans="2" fo:widows="2" fo:text-indent="0in" style:auto-text-indent="false"/>
      <style:text-properties fo:color="#000000" fo:font-weight="bold" style:font-weight-asian="bold"/>
    </style:style>
    <style:style style:name="P23" style:family="paragraph" style:parent-style-name="Standard" style:list-style-name="WWNum1">
      <style:paragraph-properties loext:contextual-spacing="false" fo:margin-left="0.25in" fo:margin-right="0.2291in" fo:margin-top="0in" fo:margin-bottom="0in" fo:line-height="100%" fo:orphans="2" fo:widows="2" fo:text-indent="0in" style:auto-text-indent="false"/>
    </style:style>
    <style:style style:name="P24" style:family="paragraph" style:parent-style-name="Standard">
      <style:paragraph-properties loext:contextual-spacing="false" fo:margin-left="0.25in" fo:margin-right="0.2291in" fo:margin-top="0.222in" fo:margin-bottom="0in" fo:line-height="100%" fo:text-indent="0in" style:auto-text-indent="false"/>
      <style:text-properties fo:color="#000000" fo:font-weight="bold" style:font-weight-asian="bold"/>
    </style:style>
    <style:style style:name="P25" style:family="paragraph" style:parent-style-name="Heading_20_2">
      <style:text-properties fo:color="#2079c7" style:font-name="Open Sans" fo:font-size="9pt" style:font-name-asian="Open Sans1" style:font-size-asian="9pt" style:font-name-complex="Open Sans1" style:font-size-complex="9pt"/>
    </style:style>
    <style:style style:name="P26" style:family="paragraph" style:parent-style-name="Heading_20_2">
      <style:paragraph-properties fo:margin-left="0.25in" fo:margin-right="0.2291in" fo:text-indent="0in" style:auto-text-indent="false"/>
      <style:text-properties fo:color="#2079c7" style:font-name="Open Sans" fo:font-size="9pt" style:font-name-asian="Open Sans1" style:font-size-asian="9pt" style:font-name-complex="Open Sans1" style:font-size-complex="9pt"/>
    </style:style>
    <style:style style:name="P27" style:family="paragraph" style:parent-style-name="Subtitle">
      <style:paragraph-properties fo:line-height="100%" fo:padding="0in" fo:border="none"/>
      <style:text-properties style:font-name="Merriweather" fo:font-size="11pt" fo:font-weight="bold" style:font-name-asian="Merriweather1" style:font-size-asian="11pt" style:font-weight-asian="bold" style:font-name-complex="Merriweather1" style:font-size-complex="11pt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1155cc" style:font-name="Open Sans" style:text-underline-style="solid" style:text-underline-width="auto" style:text-underline-color="font-color" style:font-name-asian="Open Sans1" style:font-name-complex="Open Sans1"/>
    </style:style>
    <style:style style:name="T4" style:family="text">
      <style:text-properties fo:color="#1155cc" fo:font-style="italic" style:text-underline-style="solid" style:text-underline-width="auto" style:text-underline-color="font-color" fo:font-weight="normal" style:font-style-asian="italic" style:font-weight-asian="normal"/>
    </style:style>
    <style:style style:name="T5" style:family="text">
      <style:text-properties fo:color="#2079c7" style:font-name="Open Sans" fo:font-size="9pt" style:font-name-asian="Open Sans1" style:font-size-asian="9pt" style:font-name-complex="Open Sans1" style:font-size-complex="9pt"/>
    </style:style>
    <style:style style:name="T6" style:family="text">
      <style:text-properties fo:font-weight="normal" style:font-weight-asian="normal"/>
    </style:style>
    <style:style style:name="T7" style:family="text">
      <style:text-properties fo:font-style="italic" fo:font-weight="normal" style:font-style-asian="italic" style:font-weight-asian="normal"/>
    </style:style>
    <style:style style:name="T8" style:family="text">
      <style:text-properties fo:font-style="italic" style:font-style-asian="italic"/>
    </style:style>
    <style:style style:name="T9" style:family="text">
      <style:text-properties fo:color="#222222" fo:font-weight="normal" fo:background-color="#ffffff" style:font-weight-asian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666666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/>ALAN TRIACCA</text:p>
            <text:p text:style-name="P2"><text:bookmark text:name="_ymi089liagec"/></text:p>
            <text:p text:style-name="P2"><text:bookmark text:name="_l1d9wiumpgya"/><text:s text:c="3"/>JavaScript Web Developer</text:p>
          </table:table-cell>
          <table:table-cell table:style-name="Table1.B1" office:value-type="string">
            <text:p text:style-name="P19">Midvale, Utah</text:p>
            <text:p text:style-name="P20">408-656-8146</text:p>
            <text:p text:style-name="P3"><text:a xlink:type="simple" xlink:href="mailto:atriacca@yahoo.com" text:style-name="ListLabel_20_10" text:visited-style-name="ListLabel_20_10"><text:span text:style-name="T3">atriacca@yahoo.com</text:span></text:a></text:p>
            <text:p text:style-name="P4"><text:span text:style-name="T1">Github: </text:span><text:a xlink:type="simple" xlink:href="https://github.com/atriacca" text:style-name="ListLabel_20_10" text:visited-style-name="ListLabel_20_10"><text:span text:style-name="T3">atriacca</text:span></text:a></text:p>
            <text:p text:style-name="P3"><text:span text:style-name="T1">LinkedIn: </text:span><text:a xlink:type="simple" xlink:href="https://www.linkedin.com/in/alantriacca/" text:style-name="ListLabel_20_10" text:visited-style-name="ListLabel_20_10"><text:span text:style-name="T3">alantriacca</text:span></text:a></text:p>
            <text:p text:style-name="P3"><text:span text:style-name="T1">Website: </text:span><text:a xlink:type="simple" xlink:href="http://alantriacca.com/" text:style-name="ListLabel_20_10" text:visited-style-name="ListLabel_20_10"><text:span text:style-name="T3">alantriacca.com</text:span></text:a></text:p>
          </table:table-cell>
        </table:table-row>
        <table:table-row table:style-name="Table1.2">
          <table:table-cell table:style-name="Table1.B1" office:value-type="string">
            <text:p text:style-name="P18">WEB DEVELOPMENT WORK</text:p>
            <text:p text:style-name="Heading_20_2"><text:bookmark text:name="_c6z2kqm1udom"/>Quotation generator using the Quotes on Design API </text:p>
            <text:p text:style-name="P5"/>
            <text:p text:style-name="P7">- Randomly generate quotations via the Quotes on Design API </text:p>
            <text:p text:style-name="P9"><text:bookmark text:name="_aaumqhvqvyde"/>Built with: JavaScript, React, Node.js, HTML, CSS</text:p>
            <text:p text:style-name="Heading_20_2"><text:bookmark text:name="_ygxgj6wth0ha"/>MyNewApp-app <text:span text:style-name="T6">— </text:span><text:a xlink:type="simple" xlink:href="https://atriacca.com/" text:style-name="ListLabel_20_11" text:visited-style-name="ListLabel_20_11"><text:span text:style-name="T4">atriacca.com</text:span></text:a></text:p>
            <text:p text:style-name="P8">- coming soon...</text:p>
            <text:p text:style-name="P8">- … to a theater near you</text:p>
            <text:p text:style-name="P10"><text:bookmark text:name="_wyv2kuew4oo6"/>Built with: JavaScript, React, HTML, CSS, Node.js, Express, Mongoose, MongoDB</text:p>
            <text:p text:style-name="P25"><text:bookmark text:name="_yx73mptymwa5"/>PROFESSIONAL EXPERIENCE</text:p>
            <text:p text:style-name="Heading_20_2"><text:bookmark text:name="_yagrga6lgfw6"/>Investools by TD Ameritrade, <text:span text:style-name="T6">Draper, UT — </text:span><text:span text:style-name="T7">Client Services Specialist</text:span></text:p>
            <text:p text:style-name="Heading_20_3"><text:bookmark text:name="_r1guv1l352vi"/>February 2007 - April 2018</text:p>
            <text:p text:style-name="P8">- Provide quality service to customers, regarding accounts and computer system issues, through phone, chat and email support.</text:p>
            <text:p text:style-name="P8">- Area owner of the Investools KnowledgeBase. This includes creating and editing internal and client facing self-help/DIY articles using Jive Software, Snagit, MS Office, etc.</text:p>
            <text:p text:style-name="P8">- Area owner of LivePerson, the Live Chat and email support application. This includes developing and maintaining its systems and templates as well as training and evaluating agent quality standards.</text:p>
            <text:p text:style-name="P8">- Provide support via cross functional teams including product drawdown and Bugs teams as well as reporting and managing technical development issues.</text:p>
            <text:p text:style-name="P8">- Primary liaison to the Dev Team and help manage trouble tickets in Jira and Confluence systems.</text:p>
            <text:p text:style-name="P8">- Investigate and resolve escalated or urgent account issues for clients on behalf of management across all departments.</text:p>
            <text:p text:style-name="Heading_20_2"><text:bookmark text:name="_7r1td1wb8abf"/>Photronics, Inc., <text:span text:style-name="T9">Milpitas, CA</text:span><text:span text:style-name="T6"> — </text:span><text:span text:style-name="T7">Applications Engineer</text:span></text:p>
            <text:p text:style-name="Heading_20_3"><text:bookmark text:name="_orn1x2lknso9"/>June 1983 - January 2006</text:p>
            <text:p text:style-name="P8">- Manage projects including qualification processes for customers by being the technical liaison and coordinating internal resources for scheduling, manufacturing and inspection. </text:p>
            <text:p text:style-name="P8">- Create and implement cross-departmental procedures in accordance to ISO 9002 standards.</text:p>
            <text:p text:style-name="P8"/>
            <text:p text:style-name="P8"/>
            <text:p text:style-name="P8"/>
            <text:p text:style-name="P6"/>
          </table:table-cell>
          <table:table-cell table:style-name="Table1.B1" office:value-type="string">
            <text:p text:style-name="P21">SKILLS</text:p>
            <text:p text:style-name="P11"/>
            <text:p text:style-name="P22">Web Development: </text:p>
            <text:p text:style-name="P12"/>
            <text:p text:style-name="P12">JavaScript, React, HTML, CSS, Node.js, Express, AJAX/HTTP, Mongoose, MongoDB, <text:s/>JSON, Git</text:p>
            <text:list xml:id="list6881605729214274962" text:style-name="WWNum1">
              <text:list-item>
                <text:p text:style-name="P23"/>
              </text:list-item>
              <text:list-item>
                <text:p text:style-name="P23"><text:span text:style-name="T2">Operating Systems:</text:span><text:span text:style-name="T10"> </text:span></text:p>
              </text:list-item>
            </text:list>
            <text:p text:style-name="P12"/>
            <text:p text:style-name="P12">Windows: XP, Vista, 7, 10, MacOS</text:p>
            <text:p text:style-name="P14"><text:bookmark text:name="_56x04aftes2g"/><text:span text:style-name="T5">NOTABLE ACCOMPLISHMENTS:</text:span><text:span text:style-name="T11">:</text:span><text:span text:style-name="T12"> </text:span></text:p>
            <text:p text:style-name="P12"/>
            <text:p text:style-name="P12">Earned my department’s annual performance award.for FY 2016</text:p>
            <text:p text:style-name="P12"/>
            <text:p text:style-name="P12">Earned seven first place and five second quarterly departmental performance awards from 2015-2018</text:p>
            <text:p text:style-name="P12"/>
            <text:p text:style-name="P12">Two quarterly awards for 95% CSI</text:p>
            <text:p text:style-name="P26"><text:bookmark text:name="_w1nst7wzyveg"/>EDUCATION</text:p>
            <text:p text:style-name="P13"><text:span text:style-name="T2">V School, </text:span>Salt Lake City, UT - <text:span text:style-name="T8">Full Stack JavaScript Web Development </text:span></text:p>
            <text:p text:style-name="P15"><text:bookmark text:name="_3q3uvmtl0jcv"/>2019</text:p>
            <text:p text:style-name="P13"><text:span text:style-name="T2">University of Connecticut</text:span>, Storrs, CT - BS, <text:s/>Business Administration</text:p>
            <text:p text:style-name="P26"><text:bookmark text:name="_tdv350fnd80k"/>REFERENCES</text:p>
            <text:p text:style-name="P24">Julia Haskell, former manager at Investools by TD Ameritrade, 385-228-623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alibri" svg:font-family="Calibri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666666" fo:font-size="9pt" fo:language="en" fo:country="none" style:letter-kerning="false" style:font-size-asian="9pt" style:language-asian="zh" style:country-asian="CN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in" fo:margin-right="0.2083in" fo:margin-top="0.0835in" fo:margin-bottom="0in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4165in" fo:margin-bottom="0in" fo:line-height="100%"/>
      <style:text-properties fo:color="#2079c7" style:font-name="Open Sans" fo:font-weight="bold" style:font-name-asian="Open Sans1" style:font-weight-asian="bold" style:font-name-complex="Open Sans1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22in" fo:margin-bottom="0in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0693in" fo:margin-bottom="0.0693in" fo:line-height="100%" fo:keep-together="always" fo:keep-with-next="always"/>
      <style:text-properties fo:color="#666666" style:font-name="Open Sans" fo:font-size="8pt" style:font-name-asian="Open Sans1" style:font-size-asian="8pt" style:font-name-complex="Open Sans1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11in" fo:margin-bottom="0in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11in" fo:margin-bottom="0in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11in" fo:margin-bottom="0in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835in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in" fo:line-height="115%"/>
      <style:text-properties fo:color="#000000" style:font-name="Open Sans" style:font-name-asian="Open Sans1" style:font-name-complex="Open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Open Sans" style:text-underline-style="solid" style:text-underline-width="auto" style:text-underline-color="font-color" style:font-name-asian="Open Sans1" style:font-name-complex="Open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tyle="italic" style:text-underline-style="solid" style:text-underline-width="auto" style:text-underline-color="font-color" fo:font-weight="normal" style:font-style-asian="italic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4in" fo:margin-left="0.4in" fo:margin-right="0.4in" style:writing-mode="lr-tb" style:layout-grid-color="#c0c0c0" style:layout-grid-lines="26416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Unix OpenOffice.org_project/416m1$Build-9790</meta:generator>
    <meta:document-statistic meta:table-count="1" meta:image-count="0" meta:object-count="0" meta:page-count="1" meta:paragraph-count="44" meta:word-count="345" meta:character-count="2409"/>
  </office:meta>
</office:document-meta>
</file>